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epository and clone</text:p>
      <text:p text:style-name="P1">Add <text:s text:c="2"/>Reset <text:s text:c="2"/>Commit</text:p>
      <text:p text:style-name="P1">push local changes to remote Repository</text:p>
      <text:p text:style-name="P1">pull changes from remote to local</text:p>
      <text:p text:style-name="P1">Config</text:p>
      <text:p text:style-name="P1">Generate and test Public key</text:p>
      <text:p text:style-name="P1">Creat Repository From existing project</text:p>
      <text:p text:style-name="P1">Pull Request</text:p>
      <text:p text:style-name="P1">Alias</text:p>
      <text:p text:style-name="P1">Branching Merging </text:p>
      <text:p text:style-name="P1">Stash</text:p>
      <text:p text:style-name="P1">Restore and clean</text:p>
      <text:p text:style-name="P1">Resetting The Head</text:p>
      <text:p text:style-name="P1">Ignoring file</text:p>
      <text:p text:style-name="Standard">Tagging and releas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3T19:11:06.778000000</dc:date>
    <meta:editing-duration>PT18S</meta:editing-duration>
    <meta:editing-cycles>1</meta:editing-cycles>
    <meta:document-statistic meta:table-count="0" meta:image-count="0" meta:object-count="0" meta:page-count="1" meta:paragraph-count="15" meta:word-count="46" meta:character-count="293" meta:non-whitespace-character-count="257"/>
    <meta:generator>LibreOffice/7.2.0.4$Windows_X86_64 LibreOffice_project/9a9c6381e3f7a62afc1329bd359cc48accb6435b</meta:generator>
  </office:meta>
</office:document-meta>
</file>